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e21ff5"/>
    </style:style>
    <style:style style:name="T22" style:family="text">
      <style:text-properties officeooo:rsid="0233449b"/>
    </style:style>
    <style:style style:name="T23" style:family="text">
      <style:text-properties officeooo:rsid="02317916"/>
    </style:style>
    <style:style style:name="T24" style:family="text">
      <style:text-properties officeooo:rsid="0063a409"/>
    </style:style>
    <style:style style:name="T25" style:family="text">
      <style:text-properties officeooo:rsid="034a2232"/>
    </style:style>
    <style:style style:name="T26" style:family="text">
      <style:text-properties officeooo:rsid="0387836c"/>
    </style:style>
    <style:style style:name="T27" style:family="text">
      <style:text-properties officeooo:rsid="03b4652d"/>
    </style:style>
    <style:style style:name="T28" style:family="text">
      <style:text-properties officeooo:rsid="03b75219"/>
    </style:style>
    <style:style style:name="T29" style:family="text">
      <style:text-properties officeooo:rsid="023d18e5"/>
    </style:style>
    <style:style style:name="T30" style:family="text">
      <style:text-properties officeooo:rsid="00836784"/>
    </style:style>
    <style:style style:name="T31" style:family="text">
      <style:text-properties officeooo:rsid="036e9576"/>
    </style:style>
    <style:style style:name="T32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7">Esser-</text:span>Skala, 201<text:span text:style-name="T32">9</text:span></text:p>
      <text:p text:style-name="P17"/>
      <text:p text:style-name="P17"/>
      <text:p text:style-name="P12">© 201<text:span text:style-name="T32">9</text:span> by Wolfgang <text:span text:style-name="T27">Esser-</text:span>Skala. This edition is licensed under the<text:span text:style-name="T25"><text:line-break/></text:span>Creative Commons Attribution<text:span text:style-name="T19">-NonCommercial-ShareAlike</text:span> 4.0 International License.<text:span text:style-name="T25"><text:line-break/></text:span>To view a copy of this license, visit http://creativecommons.org/licenses/by<text:span text:style-name="T20">-nc-sa</text:span>/4.0/.</text:p>
      <text:p text:style-name="P11"/>
      <text:p text:style-name="P13">Music engraving by LilyPond 2.18.0 (http://www.lilypond.org).<text:span text:style-name="T18"><text:line-break/>Front matter</text:span> typeset with EB Garamond (http://www.georgduffner.at/ebgaramond).</text:p>
      <text:p text:style-name="P17"/>
      <text:p text:style-name="P10">First <text:span text:style-name="T21">version</text:span>, <text:span text:style-name="T32">April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2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32">10</text:span>).</text:p>
      <text:p text:style-name="P3"/>
      <text:p text:style-name="P4">In general, this edition closely follows the <text:span text:style-name="T26">manuscript</text:span>. Any changes <text:span text:style-name="T1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5"/>
      <text:p text:style-name="P8"><text:span text:style-name="T1">Bar<text:tab/>Staff<text:tab/>Note</text:span><text:span text:style-name="T9"><text:tab/></text:span><text:span text:style-name="T10"><text:line-break/></text:span><text:span text:style-name="T16">32</text:span><text:span text:style-name="T12"><text:tab/></text:span><text:span text:style-name="T16">T 1</text:span><text:span text:style-name="T13"><text:note text:id="ftn1" text:note-class="footnote"><text:note-citation>1</text:note-citation><text:note-body><text:p text:style-name="P22">Abbreviations: A, alto; B, bass;<text:span text:style-name="T29"> cor, horn; Ms, manuscript; o</text:span>rg, basses and organ; <text:span text:style-name="T29">r, rest;</text:span> T<text:span text:style-name="T30">, </text:span>tenor; <text:span text:style-name="T31">tr, trumpet; vl</text:span>, violin;<text:span text:style-name="T31"> vla, viola</text:span>.</text:p></text:note-body></text:note></text:span><text:span text:style-name="T12"><text:tab/></text:span><text:span text:style-name="T16">2nd eighth in Ms: cis′8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3">wolfgang</text:span> (at) <text:span text:style-name="T22">esser-skala</text:span>.at<text:span text:style-name="T23"> or create an issue or pull request on the edition’s GitHub page (https://github.com/skafdasschaf/ gassmann-missa-in-D)</text:span>. Your help will be greatly appreciated.</text:p>
      <text:p text:style-name="P9"/>
      <text:p text:style-name="P9"/>
      <text:p text:style-name="P9"><text:span text:style-name="T8">Salzburg, </text:span><text:span text:style-name="T15">April 2019</text:span><text:line-break/>Wolfgang <text:span text:style-name="T27">Esser-</text:span>Skala</text:p>
      <text:p text:style-name="P24"/>
      <text:p text:style-name="P21"><text:span text:style-name="T25"><text:line-break/></text:span>C O N T E N T S</text:p>
      <text:p text:style-name="P15"/>
      <text:p text:style-name="P14"/>
      <text:p text:style-name="P16"><text:span text:style-name="T3">Kyrie</text:span><text:span text:style-name="T28"><text:line-break/><text:tab/>1.1<text:tab/>Kyrie<text:tab/>3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0T15:12:44.281933151</dc:date>
    <dc:creator>Wolfgang Skala</dc:creator>
    <meta:editing-duration>P11DT20H13M22S</meta:editing-duration>
    <meta:editing-cycles>1062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268" meta:character-count="1804" meta:non-whitespace-character-count="1525"/>
  </office:meta>
</office:document-meta>
</file>